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52cm" fo:min-width="1.6cm" fo:padding-top="0.14cm" fo:padding-bottom="0.14cm" fo:padding-left="0.265cm" fo:padding-right="0.265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svg:stroke-width="0.03cm" svg:stroke-color="#000000" draw:marker-start-width="0.25cm" draw:marker-end="Linienspitzen_20_1" draw:marker-end-width="0.3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202cm" svg:y1="1.301cm" svg:x2="6.882cm" svg:y2="1.301cm">
          <text:p/>
        </draw:line>
        <draw:line draw:style-name="gr1" draw:text-style-name="P1" draw:layer="layout" svg:x1="1.203cm" svg:y1="4.801cm" svg:x2="6.803cm" svg:y2="4.801cm">
          <text:p/>
        </draw:line>
        <draw:custom-shape draw:style-name="gr2" draw:text-style-name="P2" draw:layer="layout" svg:width="0.2cm" svg:height="0.2cm" svg:x="1.017cm" svg:y="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.018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6.718cm" svg:y="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6.719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3cm" svg:height="0.8cm" svg:x="2.155cm" svg:y="0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$§svg§600§TRUE§</svg:desc>
          <draw:g>
            <draw:path draw:style-name="gr4" draw:text-style-name="P4" draw:layer="layout" svg:width="0.298cm" svg:height="0.294cm" svg:x="3.084cm" svg:y="1.163cm" svg:viewBox="0 0 299 295" svg:d="M140 29c2-10 4-15 12-16 4 0 17 0 25 0 30 0 77 0 77 42 0 13-8 43-23 58-11 11-34 26-71 26-16 0-32 0-48 0 10-37 19-74 28-110zM200 143c43-9 92-38 92-80 0-37-37-63-92-63-40 0-80 0-120 0-8 0-12 0-12 8 0 5 4 5 12 5 1 0 9 0 16 1 8 0 12 2 12 6 0 3 0 4-3 9-18 75-36 149-55 224-5 17-6 19-38 19-8 0-12 0-12 9 0 4 4 3 6 4 12 0 41-1 53-1s41 1 53 1c3 0 9 0 9-8 0-5-4-5-12-5-16 0-28 0-28-7 0-2 2-5 2-7 9-37 18-74 27-111 17 0 34 0 50 0 39 0 46 24 46 38 0 6-4 19-6 29-3 12-6 27-6 36 0 45 49 45 55 45 36 0 50-42 50-48 0-5-3-3-5-5-3 0-5 3-6 5-9 31-28 38-38 38-13 0-17-8-17-25 0-13 4-34 5-47 1-6 1-15 1-20 0-32-27-45-39-50z">
              <text:p/>
            </draw:path>
          </draw:g>
        </draw:g>
        <draw:g>
          <svg:title>TexMaths</svg:title>
          <svg:desc>12§latex§$U_{0}$§svg§600§TRUE§</svg:desc>
          <draw:g>
            <draw:path draw:style-name="gr4" draw:text-style-name="P4" draw:layer="layout" svg:width="0.289cm" svg:height="0.294cm" svg:x="1.385cm" svg:y="2.864cm" svg:viewBox="0 0 290 295" svg:d="M238 44c4-17 11-30 44-31 3 0 8 0 8-8-2-2 0-5-5-5-15 0-29 1-43 1-15 0-30-1-43-1-3 0-9 0-9 8 0 5 5 5 9 5 24 0 27 10 27 18 0 1 0 8-1 10-12 49-25 99-37 149-15 56-62 92-104 92-29 0-52-18-52-54 0-1 0-14 5-33 14-54 27-109 41-163 3-14 5-19 34-19 11 0 15 0 15-8 0-5-5-5-6-5-12 0-42 1-54 1s-42-1-54-1c-3 0-7 0-7 8 0 5 4 5 11 5 1 0 9 0 16 1 8 0 11 2 11 6 0 3-5 21-7 30-3 13-6 25-9 37-4 17-23 96-26 104-2 11-2 18-2 24 0 52 38 80 81 80 53 0 106-46 119-103 13-49 25-98 38-148z">
              <text:p/>
            </draw:path>
            <draw:path draw:style-name="gr4" draw:text-style-name="P4" draw:layer="layout" svg:width="0.135cm" svg:height="0.2cm" svg:x="1.658cm" svg:y="3.018cm" svg:viewBox="0 0 136 201" svg:d="M136 102c0-33-3-57-18-77-8-13-26-25-50-25-68 0-68 81-68 102s0 99 68 99 68-79 68-99zM68 192c-13 0-31-8-37-32-5-17-5-40-5-62 0-21 0-44 5-60 6-24 25-30 37-30 16 0 31 10 36 27 5 16 6 37 6 63 0 22 0 43-5 61-6 28-25 33-37 33z">
              <text:p/>
            </draw:path>
          </draw:g>
        </draw:g>
        <draw:line draw:style-name="gr5" draw:text-style-name="P1" draw:layer="layout" svg:x1="1.12cm" svg:y1="1.622cm" svg:x2="1.12cm" svg:y2="4.471cm">
          <text:p/>
        </draw:line>
        <draw:g>
          <svg:title>TexMaths</svg:title>
          <svg:desc>12§latex§$U_{1}$§svg§600§TRUE§</svg:desc>
          <draw:g>
            <draw:path draw:style-name="gr4" draw:text-style-name="P4" draw:layer="layout" svg:width="0.29cm" svg:height="0.294cm" svg:x="6.986cm" svg:y="2.865cm" svg:viewBox="0 0 291 295" svg:d="M238 44c4-17 12-30 46-31 2 0 7 0 7-8-2-2 0-5-6-5-13 0-29 1-43 1-15 0-29-1-43-1-3 0-8 0-8 8 0 5 4 5 8 5 24 0 28 10 28 18 0 1-1 8-1 10-13 49-25 99-38 149-15 56-62 92-104 92-29 0-52-18-52-54 0-1 0-14 5-33 14-54 27-109 41-163 3-14 5-19 34-19 12 0 15 0 15-8 0-5-5-5-6-5-11 0-42 1-53 1-13 0-43-1-55-1-3 0-7 0-7 8 0 5 4 5 11 5 1 0 9 0 16 1 8 0 11 2 11 6 0 3-5 21-7 30-3 13-5 25-8 37-5 17-24 96-27 103-2 12-2 19-2 25 0 50 38 80 81 80 54 0 106-48 120-103 12-49 25-98 37-148z">
              <text:p/>
            </draw:path>
            <draw:path draw:style-name="gr4" draw:text-style-name="P4" draw:layer="layout" svg:width="0.107cm" svg:height="0.194cm" svg:x="7.275cm" svg:y="3.019cm" svg:viewBox="0 0 108 195" svg:d="M67 8c0-8-1-8-8-8-20 19-47 19-59 19 0 4 0 7 0 11 7 0 28 0 43-8 0 49 0 99 0 149 0 10 0 13-30 13-3 0-7 0-11 0 0 4 0 7 0 11 6 0 42-1 53-1 8 0 45 1 53 1 0-4 0-7 0-11-4 0-8 0-12 0-29 0-29-3-29-13 0-54 0-108 0-163z">
              <text:p/>
            </draw:path>
          </draw:g>
        </draw:g>
        <draw:line draw:style-name="gr1" draw:text-style-name="P1" draw:layer="layout" svg:x1="5.403cm" svg:y1="1.3cm" svg:x2="5.403cm" svg:y2="2.8cm">
          <text:p/>
        </draw:line>
        <draw:custom-shape draw:style-name="gr6" draw:text-style-name="P2" draw:layer="layout" svg:width="1.5cm" svg:height="0.06cm" svg:x="4.65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0.06cm" svg:x="4.65cm" svg:y="3.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403cm" svg:y1="3.1cm" svg:x2="5.403cm" svg:y2="4.8cm">
          <text:p/>
        </draw:line>
        <draw:g>
          <svg:title>TexMaths</svg:title>
          <svg:desc>12§latex§$C$§svg§600§TRUE§</svg:desc>
          <draw:g>
            <draw:path draw:style-name="gr4" draw:text-style-name="P4" draw:layer="layout" svg:width="0.295cm" svg:height="0.304cm" svg:x="5.584cm" svg:y="2.321cm" svg:viewBox="0 0 296 305" svg:d="M296 5c0-3-1-5-5-5-1 0-1 0-6 5-10 11-20 21-30 32-3-6-22-37-69-37-93 0-186 93-186 190 0 70 49 115 112 115 37 0 68-17 91-36 39-35 45-73 45-74 0-4-3-4-4-4-3 0-5 0-5 4-4 12-15 42-43 67-29 23-55 30-77 30-38 0-82-22-82-87 0-24 10-93 51-142 25-30 65-50 102-50 43 0 67 32 67 81 0 17-2 17-2 21s5 5 8 5c4 0 4-2 7-9 9-35 17-71 26-106z">
              <text:p/>
            </draw:path>
          </draw:g>
        </draw:g>
        <draw:g>
          <svg:title>TexMaths</svg:title>
          <svg:desc>12§latex§$I_{0}$§svg§600§TRUE§</svg:desc>
          <draw:g>
            <draw:path draw:style-name="gr4" draw:text-style-name="P4" draw:layer="layout" svg:width="0.192cm" svg:height="0.285cm" svg:x="1.583cm" svg:y="0.765cm" svg:viewBox="0 0 193 286" svg:d="M142 32c4-15 5-19 38-19 10 0 13 0 13-8 0-5-4-5-6-5-13 0-42 1-56 1-12 0-43-1-55-1-3 0-8 0-8 8 0 5 4 5 12 5 17 0 29 0 29 9 0 1 0 2-2 5-18 76-37 151-56 226-3 16-4 21-38 21-9 0-13 0-13 8 0 4 5 4 6 4 12 0 43-2 55-2s43 2 56 2c4 0 8 0 8-7 0-5-3-5-13-5-7 0-9 0-18-1-8-2-9-3-9-8 0-3 0-7 1-9 19-75 37-149 56-224z">
              <text:p/>
            </draw:path>
            <draw:path draw:style-name="gr4" draw:text-style-name="P4" draw:layer="layout" svg:width="0.135cm" svg:height="0.2cm" svg:x="1.767cm" svg:y="0.919cm" svg:viewBox="0 0 136 201" svg:d="M136 102c0-33-3-57-17-77-9-13-27-25-51-25-68 0-68 81-68 102s0 99 68 99 68-79 68-99zM68 192c-13 0-31-8-37-32-4-17-4-40-4-62s0-44 4-60c7-24 25-30 37-30 16 0 31 10 37 27 4 16 5 37 5 63 0 22 0 43-4 61-6 27-26 33-38 33z">
              <text:p/>
            </draw:path>
          </draw:g>
        </draw:g>
        <draw:line draw:style-name="gr5" draw:text-style-name="P1" draw:layer="layout" svg:x1="6.82cm" svg:y1="1.615cm" svg:x2="6.82cm" svg:y2="4.464cm">
          <text:p/>
        </draw:line>
        <draw:g>
          <svg:title>TexMaths</svg:title>
          <svg:desc>12§latex§$I_{1}=I_{0}$§svg§600§TRUE§</svg:desc>
          <draw:g>
            <draw:path draw:style-name="gr4" draw:text-style-name="P4" draw:layer="layout" svg:width="0.194cm" svg:height="0.285cm" svg:x="4.684cm" svg:y="0.767cm" svg:viewBox="0 0 195 286" svg:d="M144 32c3-14 5-19 38-19 10 0 13 0 13-8 0-5-4-5-6-5-13 0-44 1-56 1s-43-1-56-1c-3 0-9 0-9 8 0 5 5 5 12 5 18 0 29 0 29 9 0 1 0 2 0 5-19 76-38 151-57 226-4 16-5 21-39 21-9 0-13 0-13 8 0 4 5 4 6 4 13 0 43-1 55-1 13 0 45 1 58 1 2 0 8 0 8-7 0-5-3-5-13-5-7 0-10 0-18-1-8-2-11-3-11-8 0-3 1-7 3-9 18-75 37-149 56-224z">
              <text:p/>
            </draw:path>
            <draw:path draw:style-name="gr4" draw:text-style-name="P4" draw:layer="layout" svg:width="0.107cm" svg:height="0.194cm" svg:x="4.887cm" svg:y="0.921cm" svg:viewBox="0 0 108 195" svg:d="M67 8c0-8-1-8-8-8-19 19-46 19-59 19 0 4 0 7 0 11 7 0 28 0 43-8 0 49 0 99 0 149 0 10 0 13-30 13-3 0-7 0-11 0 0 4 0 7 0 11 6 0 42-1 53-1 10 0 47 1 53 1 0-4 0-7 0-11-4 0-7 0-11 0-30 0-30-3-30-13 0-54 0-108 0-163z">
              <text:p/>
            </draw:path>
            <draw:path draw:style-name="gr4" draw:text-style-name="P4" draw:layer="layout" svg:width="0.28cm" svg:height="0.097cm" svg:x="5.184cm" svg:y="0.9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4" draw:text-style-name="P4" draw:layer="layout" svg:width="0.194cm" svg:height="0.285cm" svg:x="5.619cm" svg:y="0.767cm" svg:viewBox="0 0 195 286" svg:d="M144 32c3-14 5-19 38-19 10 0 13 0 13-8 0-5-4-5-6-5-12 0-43 1-56 1-12 0-43-1-55-1-4 0-8 0-8 8 0 5 3 5 12 5 16 0 28 0 28 9 0 1 0 2-1 5-19 76-37 151-56 226-5 16-6 21-39 21-9 0-14 0-14 8 0 4 6 4 7 4 12 0 43-1 55-1s44 1 57 1c3 0 8 0 8-7 0-5-3-5-13-5-7 0-10 0-18-1-8-2-11-3-11-8 0-3 1-7 3-9 18-75 37-149 56-224z">
              <text:p/>
            </draw:path>
            <draw:path draw:style-name="gr4" draw:text-style-name="P4" draw:layer="layout" svg:width="0.136cm" svg:height="0.2cm" svg:x="5.806cm" svg:y="0.921cm" svg:viewBox="0 0 137 201" svg:d="M137 102c0-33-4-57-18-77-9-13-28-25-51-25-68 0-68 81-68 102s0 99 68 99c69 0 69-79 69-99zM68 192c-14 0-32-8-37-32-5-17-5-40-5-62 0-21 0-44 5-60 6-24 25-30 37-30 16 0 32 10 36 27 5 16 5 37 5 63 0 22 0 43-3 61-6 28-26 33-38 33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06T20:30:49.436661843</dc:date>
    <meta:editing-duration>PT4H48M4S</meta:editing-duration>
    <meta:editing-cycles>48</meta:editing-cycles>
    <meta:generator>LibreOffice/7.3.7.2$Linux_X86_64 LibreOffice_project/30$Build-2</meta:generator>
    <meta:document-statistic meta:object-count="38"/>
  </office:meta>
</office:document-meta>
</file>